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游明朝" svg:font-family="游明朝" style:font-family-generic="roman" style:font-pitch="variable"/>
    <style:font-face style:name="ＭＳ 明朝" svg:font-family="'ＭＳ 明朝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游明朝1" svg:font-family="游明朝" style:font-family-generic="system" style:font-pitch="variable"/>
    <style:font-face style:name="ＭＳ 明朝1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47cm" loext:contextual-spacing="false" fo:line-height="115%" fo:text-align="justify" style:justify-single-word="false" fo:orphans="0" fo:widows="0"/>
      <style:text-properties style:font-name="游明朝" fo:font-size="14pt" fo:font-weight="bold" style:font-size-asian="14pt" style:font-weight-asian="bold" style:font-name-complex="游明朝1" style:font-size-complex="14pt" style:language-complex="ar" style:country-complex="SA" style:font-weight-complex="bold"/>
    </style:style>
    <style:style style:name="P2" style:family="paragraph" style:parent-style-name="Standard">
      <style:paragraph-properties fo:margin-top="0cm" fo:margin-bottom="0.247cm" loext:contextual-spacing="false" fo:line-height="115%" fo:text-align="justify" style:justify-single-word="false" fo:orphans="0" fo:widows="0"/>
      <style:text-properties style:font-name="游明朝" fo:font-size="10.5pt" style:font-size-asian="10.5pt" style:font-name-complex="游明朝1" style:font-size-complex="11pt" style:language-complex="ar" style:country-complex="SA"/>
    </style:style>
    <style:style style:name="P3" style:family="paragraph" style:parent-style-name="Standard">
      <style:paragraph-properties fo:margin-top="0cm" fo:margin-bottom="0.247cm" loext:contextual-spacing="false" fo:line-height="115%" fo:text-align="center" style:justify-single-word="false" fo:orphans="0" fo:widows="0"/>
      <style:text-properties style:font-name="游明朝" fo:font-size="10.5pt" style:font-size-asian="10.5pt" style:font-name-complex="游明朝1" style:font-size-complex="11pt" style:language-complex="ar" style:country-complex="SA"/>
    </style:style>
    <style:style style:name="P4" style:family="paragraph" style:parent-style-name="Text_20_body">
      <style:text-properties style:font-name="ＭＳ 明朝" style:font-name-asian="ＭＳ 明朝1" style:font-name-complex="ＭＳ 明朝1"/>
    </style:style>
    <style:style style:name="P5" style:family="paragraph" style:parent-style-name="Text_20_body">
      <style:text-properties style:font-name="ＭＳ 明朝" officeooo:rsid="00142b47" officeooo:paragraph-rsid="00142b47" style:font-name-asian="ＭＳ 明朝1" style:font-name-complex="ＭＳ 明朝1"/>
    </style:style>
    <style:style style:name="P6" style:family="paragraph" style:parent-style-name="Standard">
      <style:paragraph-properties fo:margin-left="5.6cm" fo:margin-right="0cm" fo:margin-top="0cm" fo:margin-bottom="0.247cm" loext:contextual-spacing="false" fo:line-height="115%" fo:text-align="justify" style:justify-single-word="false" fo:orphans="0" fo:widows="0" fo:text-indent="0cm" style:auto-text-indent="false"/>
      <style:text-properties style:font-name="游明朝" fo:font-size="10.5pt" style:font-size-asian="10.5pt" style:font-name-complex="游明朝1" style:font-size-complex="11pt" style:language-complex="ar" style:country-complex="SA"/>
    </style:style>
    <style:style style:name="P7" style:family="paragraph" style:parent-style-name="Standard">
      <style:paragraph-properties fo:margin-left="4.2cm" fo:margin-right="0cm" fo:margin-top="0cm" fo:margin-bottom="0.247cm" loext:contextual-spacing="false" fo:line-height="115%" fo:text-align="justify" style:justify-single-word="false" fo:orphans="0" fo:widows="0" fo:text-indent="0cm" style:auto-text-indent="false"/>
      <style:text-properties style:font-name="游明朝" fo:font-size="10.5pt" style:font-size-asian="10.5pt" style:font-name-complex="游明朝1" style:font-size-complex="11pt" style:language-complex="ar" style:country-complex="SA"/>
    </style:style>
    <style:style style:name="P8" style:family="paragraph" style:parent-style-name="Standard">
      <style:paragraph-properties fo:margin-left="13.501cm" fo:margin-right="0cm" fo:margin-top="0cm" fo:margin-bottom="0.247cm" loext:contextual-spacing="false" fo:line-height="115%" fo:text-align="justify" style:justify-single-word="false" fo:orphans="0" fo:widows="0" fo:text-indent="0cm" style:auto-text-indent="false"/>
      <style:text-properties style:font-name="游明朝" fo:font-size="10.5pt" style:font-size-asian="10.5pt" style:font-name-complex="游明朝1" style:font-size-complex="11pt" style:language-complex="ar" style:country-complex="SA"/>
    </style:style>
    <style:style style:name="P9" style:family="paragraph" style:parent-style-name="Standard" style:master-page-name="Standard">
      <style:paragraph-properties fo:margin-top="0cm" fo:margin-bottom="0.247cm" loext:contextual-spacing="false" fo:line-height="115%" fo:text-align="center" style:justify-single-word="false" fo:orphans="0" fo:widows="0" style:page-number="auto"/>
      <style:text-properties style:font-name="游明朝" fo:font-size="16pt" style:font-size-asian="16pt" style:font-name-complex="游明朝1" style:font-size-complex="16pt" style:language-complex="ar" style:country-complex="SA"/>
    </style:style>
    <style:style style:name="P10" style:family="paragraph" style:parent-style-name="Heading_20_1" style:list-style-name="WWNum3">
      <style:text-properties style:font-name="ＭＳ 明朝" style:font-name-asian="ＭＳ 明朝1" style:font-name-complex="ＭＳ 明朝1"/>
    </style:style>
    <style:style style:name="P11" style:family="paragraph" style:parent-style-name="Heading_20_1" style:list-style-name="WWNum3">
      <style:paragraph-properties fo:break-before="page"/>
      <style:text-properties style:font-name="ＭＳ 明朝" style:font-name-asian="ＭＳ 明朝1" style:font-name-complex="ＭＳ 明朝1"/>
    </style:style>
    <style:style style:name="P12" style:family="paragraph" style:parent-style-name="Heading_20_2" style:list-style-name="WWNum3"/>
    <style:style style:name="P13" style:family="paragraph" style:parent-style-name="Heading_20_2" style:list-style-name="WWNum3">
      <style:text-properties officeooo:paragraph-rsid="00101dc8"/>
    </style:style>
    <style:style style:name="P14" style:family="paragraph" style:parent-style-name="Heading_20_2" style:list-style-name="WWNum3">
      <style:text-properties style:font-name="ＭＳ 明朝" style:font-name-asian="ＭＳ 明朝1" style:font-name-complex="ＭＳ 明朝1"/>
    </style:style>
    <style:style style:name="P15" style:family="paragraph" style:parent-style-name="Heading_20_2" style:list-style-name="WWNum3">
      <style:paragraph-properties fo:margin-top="0.353cm" fo:margin-bottom="0.212cm" loext:contextual-spacing="false"/>
      <style:text-properties style:font-name="ＭＳ 明朝" style:font-name-asian="ＭＳ 明朝1" style:font-name-complex="ＭＳ 明朝1"/>
    </style:style>
    <style:style style:name="P16" style:family="paragraph" style:parent-style-name="Heading_20_3" style:list-style-name="WWNum3"/>
    <style:style style:name="P17" style:family="paragraph" style:parent-style-name="Heading_20_3" style:list-style-name="WWNum3">
      <style:text-properties style:font-name="ＭＳ 明朝" style:font-name-asian="ＭＳ 明朝1" style:font-name-complex="ＭＳ 明朝1"/>
    </style:style>
    <style:style style:name="P18" style:family="paragraph" style:parent-style-name="Heading_20_4" style:list-style-name="WWNum2"/>
    <style:style style:name="T1" style:family="text">
      <style:text-properties style:font-name="ＭＳ 明朝" style:font-name-asian="ＭＳ 明朝1" style:font-name-complex="ＭＳ 明朝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告発状</text:p>
      <text:p text:style-name="P1"/>
      <text:p text:style-name="P2">〒920-0912金沢市大手町6番15号</text:p>
      <text:p text:style-name="P2">金沢地方検察庁御中</text:p>
      <text:p text:style-name="P6">被告発人 金沢弁護士会所属 <text:s text:c="3"/>木梨松嗣弁護士</text:p>
      <text:p text:style-name="P6">被告発人 金沢弁護士会所属 <text:s text:c="3"/>岡田進弁護士</text:p>
      <text:p text:style-name="P6">被告発人 金沢弁護士会所属 <text:s text:c="3"/>長谷川紘之弁護士</text:p>
      <text:p text:style-name="P6">被告発人 金沢弁護士会所属 <text:s text:c="3"/>若杉幸平弁護士</text:p>
      <text:p text:style-name="P6">被告発人 元名古屋高裁金沢支部裁判長 <text:s/>小島裕史</text:p>
      <text:p text:style-name="P6">被告発人 元金沢地方裁判所裁判官 <text:s text:c="3"/>古川龍一</text:p>
      <text:p text:style-name="P6">被告発人 松平日出男</text:p>
      <text:p text:style-name="P6">被告発人 池田宏美</text:p>
      <text:p text:style-name="P6">被告発人 梅野博之</text:p>
      <text:p text:style-name="P6">被告発人 安田繁克</text:p>
      <text:p text:style-name="P6">被告発人 安田敏</text:p>
      <text:p text:style-name="P6">被告発人 東渡好信</text:p>
      <text:p text:style-name="P6">被告発人 多田敏明</text:p>
      <text:p text:style-name="P6">被告発人 浜口卓也</text:p>
      <text:p text:style-name="P6">被告発人 大網健二</text:p>
      <text:p text:style-name="P1"><text:soft-page-break/></text:p>
      <text:p text:style-name="P2"><text:s/>被告発人らの所為は､市場急配ｾﾝﾀｰ（所在地: 〒920-0025 石川県金沢市駅西本町5丁目10−20）における殺人未遂の共謀共同正犯として法的評価すべきもの,また,弁護士､裁判官らの立場と職権で隠ぺいした幇助犯であると思料するので､犯情甚だ悪質につき､無期懲役刑として処罰することを求め､ここに告発に及びます｡</text:p>
      <text:p text:style-name="P1"/>
      <text:p text:style-name="P7">告発人</text:p>
      <text:p text:style-name="P7">〒927-0431 石川県鳳珠郡能登町宇出津山分10-3</text:p>
      <text:p text:style-name="P8">廣野秀樹</text:p>
      <text:p text:style-name="P1"/>
      <text:p text:style-name="P2">令和2年○月○日</text:p>
      <text:p text:style-name="P1"/>
      <text:p text:style-name="P1"/>
      <text:p text:style-name="P3">記</text:p>
      <text:p text:style-name="P1"/>
      <text:p text:style-name="Standard"/>
      <text:list xml:id="list82372428" text:style-name="WWNum3">
        <text:list-item>
          <text:h text:style-name="P11" text:outline-level="1">告発に至る経緯</text:h>
        </text:list-item>
      </text:list>
      <text:p text:style-name="P4"/>
      <text:list xml:id="list110627117878294" text:continue-numbering="true" text:style-name="WWNum3">
        <text:list-item>
          <text:list>
            <text:list-item>
              <text:h text:style-name="P14" text:outline-level="2">関係機関</text:h>
              <text:list>
                <text:list-item>
                  <text:h text:style-name="P17" text:outline-level="3">金沢地方検察庁</text:h>
                </text:list-item>
                <text:list-item>
                  <text:h text:style-name="P17" text:outline-level="3">金沢地方裁判所</text:h>
                </text:list-item>
                <text:list-item>
                  <text:h text:style-name="P17" text:outline-level="3">金沢中警察署</text:h>
                </text:list-item>
                <text:list-item>
                  <text:h text:style-name="P17" text:outline-level="3">金沢西警察署</text:h>
                </text:list-item>
                <text:list-item>
                  <text:h text:style-name="P17" text:outline-level="3">金沢弁護士会</text:h>
                </text:list-item>
              </text:list>
            </text:list-item>
          </text:list>
        </text:list-item>
        <text:list-item>
          <text:h text:style-name="P10" text:outline-level="1">告発の事実</text:h>
          <text:list>
            <text:list-item>
              <text:h text:style-name="P13" text:outline-level="2"><text:span text:style-name="T1">昭和</text:span>59<text:span text:style-name="T1">年</text:span>1<text:span text:style-name="T1">月以前</text:span></text:h>
              <text:list>
                <text:list-item>
                  <text:h text:style-name="P17" text:outline-level="3">その他の関連事実</text:h>
                </text:list-item>
              </text:list>
            </text:list-item>
            <text:list-item>
              <text:h text:style-name="P12" text:outline-level="2"><text:span text:style-name="T1">昭和</text:span>59<text:span text:style-name="T1">年</text:span>1<text:span text:style-name="T1">月から平成</text:span>3<text:span text:style-name="T1">年</text:span>6<text:span text:style-name="T1">月</text:span></text:h>
              <text:list>
                <text:list-item>
                  <text:h text:style-name="P17" text:outline-level="3">被告発人安田敏の事実と関与</text:h>
                </text:list-item>
              </text:list>
            </text:list-item>
          </text:list>
        </text:list-item>
      </text:list>
      <text:p text:style-name="P4"><text:s/>これは本文，ちょっと気になる本文。</text:p>
      <text:p text:style-name="P4"/>
      <text:p text:style-name="P4">　aaaaaa〉〉〉：Linux LibreOffice： 2020-07-23 15:51:21 〉〉〉</text:p>
      <text:p text:style-name="P4">dispatcher.executeDispatch(document, ".uno:GoToEndOfLine", "", 0, Array())</text:p>
      <text:p text:style-name="P4"/>
      <text:p text:style-name="P5">aaaa</text:p>
      <text:p text:style-name="P4"/>
      <text:p text:style-name="P4"><text:soft-page-break/></text:p>
      <text:p text:style-name="P4"/>
      <text:p text:style-name="P4"/>
      <text:p text:style-name="P4"/>
      <text:list xml:id="list110626413195733" text:continue-numbering="true" text:style-name="WWNum3">
        <text:list-item>
          <text:list>
            <text:list-item>
              <text:list>
                <text:list-item>
                  <text:h text:style-name="P17" text:outline-level="3"><text:soft-page-break/>被告発人東渡好信の事実と関与</text:h>
                </text:list-item>
                <text:list-item>
                  <text:h text:style-name="P17" text:outline-level="3">その他の関連事実</text:h>
                </text:list-item>
              </text:list>
            </text:list-item>
            <text:list-item>
              <text:h text:style-name="P12" text:outline-level="2"><text:span text:style-name="T1">平成</text:span>3<text:span text:style-name="T1">年</text:span>6<text:span text:style-name="T1">月から平成</text:span>4<text:span text:style-name="T1">年</text:span>4<text:span text:style-name="T1">月</text:span>1<text:span text:style-name="T1">日</text:span></text:h>
              <text:list>
                <text:list-item>
                  <text:h text:style-name="P17" text:outline-level="3">被告発人安田敏の事実と関与</text:h>
                </text:list-item>
                <text:list-item>
                  <text:h text:style-name="P17" text:outline-level="3">被告発人安田繁克の事実と関与</text:h>
                </text:list-item>
                <text:list-item>
                  <text:h text:style-name="P17" text:outline-level="3">被告発人多田敏明の事実と関与</text:h>
                </text:list-item>
                <text:list-item>
                  <text:h text:style-name="P17" text:outline-level="3">被告発人池田宏美の事実と関与</text:h>
                </text:list-item>
                <text:list-item>
                  <text:h text:style-name="P17" text:outline-level="3">被告発人梅野博之の事実と関与</text:h>
                </text:list-item>
                <text:list-item>
                  <text:h text:style-name="P17" text:outline-level="3">被告発人松平日出男の事実と関与</text:h>
                </text:list-item>
                <text:list-item>
                  <text:h text:style-name="P17" text:outline-level="3">被告発人浜口卓也の事実と関与</text:h>
                </text:list-item>
                <text:list-item>
                  <text:h text:style-name="P17" text:outline-level="3">被告発人東渡好信の事実と関与</text:h>
                </text:list-item>
                <text:list-item>
                  <text:h text:style-name="P17" text:outline-level="3">その他の関連事実</text:h>
                </text:list-item>
              </text:list>
            </text:list-item>
            <text:list-item>
              <text:h text:style-name="P12" text:outline-level="2"><text:span text:style-name="T1">平成</text:span>4<text:span text:style-name="T1">年</text:span>4<text:span text:style-name="T1">月</text:span>1<text:span text:style-name="T1">日から平成</text:span>9<text:span text:style-name="T1">年</text:span>1<text:span text:style-name="T1">月</text:span>17<text:span text:style-name="T1">日</text:span></text:h>
              <text:list>
                <text:list-item>
                  <text:h text:style-name="P17" text:outline-level="3">被告発人岡田進弁護士の事実と関与（殺人未遂幇助）</text:h>
                </text:list-item>
                <text:list-item>
                  <text:h text:style-name="P17" text:outline-level="3">被告発人木梨松嗣（金沢弁護士会）の事実と関与（殺人未遂幇助）</text:h>
                </text:list-item>
                <text:list-item>
                  <text:h text:style-name="P17" text:outline-level="3">被告発人小島裕史裁判長の事実と関与（殺人未遂幇助）</text:h>
                </text:list-item>
                <text:list-item>
                  <text:h text:style-name="P17" text:outline-level="3">被告発人若杉幸平弁護士（金沢弁護士会）の事実と関与（殺人未遂幇助）</text:h>
                </text:list-item>
                <text:list-item>
                  <text:h text:style-name="P17" text:outline-level="3">被告発人長谷川紘之弁護士（金沢弁護士会）の事実と関与（殺人未遂幇助）</text:h>
                </text:list-item>
                <text:list-item>
                  <text:h text:style-name="P17" text:outline-level="3">被告発人古川龍一元裁判官の事実と関与（殺人未遂幇助）</text:h>
                </text:list-item>
                <text:list-item>
                  <text:h text:style-name="P17" text:outline-level="3">その他の関連事実</text:h>
                </text:list-item>
              </text:list>
            </text:list-item>
            <text:list-item>
              <text:h text:style-name="P12" text:outline-level="2"><text:soft-page-break/><text:span text:style-name="T1">平成</text:span>9<text:span text:style-name="T1">年</text:span>1<text:span text:style-name="T1">月</text:span>17<text:span text:style-name="T1">日から平成</text:span>11<text:span text:style-name="T1">年</text:span>8<text:span text:style-name="T1">月</text:span>12<text:span text:style-name="T1">日</text:span></text:h>
              <text:list>
                <text:list-item>
                  <text:h text:style-name="P17" text:outline-level="3">被告発人大網健二の事実と関与</text:h>
                </text:list-item>
                <text:list-item>
                  <text:h text:style-name="P17" text:outline-level="3">被害者安藤文さんの父親，安藤健次郎さんとの関係</text:h>
                </text:list-item>
                <text:list-item>
                  <text:h text:style-name="P17" text:outline-level="3">その他の関連事実</text:h>
                </text:list-item>
              </text:list>
            </text:list-item>
            <text:list-item>
              <text:h text:style-name="P12" text:outline-level="2"><text:span text:style-name="T1">平成</text:span>11<text:span text:style-name="T1">年</text:span>8<text:span text:style-name="T1">月</text:span>12<text:span text:style-name="T1">日から平成</text:span>13<text:span text:style-name="T1">年</text:span>12<text:span text:style-name="T1">月</text:span>31<text:span text:style-name="T1">日</text:span></text:h>
              <text:list>
                <text:list-item>
                  <text:h text:style-name="P17" text:outline-level="3">安藤健次郎さんに対する傷害事件，逮捕と服役（金沢刑務所）</text:h>
                </text:list-item>
                <text:list-item>
                  <text:h text:style-name="P17" text:outline-level="3">その他の関連事実</text:h>
                </text:list-item>
              </text:list>
            </text:list-item>
            <text:list-item>
              <text:h text:style-name="P12" text:outline-level="2"><text:span text:style-name="T1">平成</text:span>13<text:span text:style-name="T1">年</text:span>12<text:span text:style-name="T1">月</text:span>31<text:span text:style-name="T1">日から令和</text:span>2<text:span text:style-name="T1">年現在まで</text:span></text:h>
              <text:list>
                <text:list-item>
                  <text:h text:style-name="P17" text:outline-level="3">金沢西警察署を通じた市場急配センターによるブログの削除要請</text:h>
                </text:list-item>
                <text:list-item>
                  <text:h text:style-name="P17" text:outline-level="3">その他の関連事実</text:h>
                </text:list-item>
              </text:list>
            </text:list-item>
          </text:list>
        </text:list-item>
        <text:list-item>
          <text:h text:style-name="P10" text:outline-level="1">立証方法及びインターネットを利用した全面公開</text:h>
          <text:list>
            <text:list-item>
              <text:h text:style-name="P14" text:outline-level="2">書面の作成環境</text:h>
              <text:list>
                <text:list-item>
                  <text:h text:style-name="P16" text:outline-level="3">Linux</text:h>
                </text:list-item>
                <text:list-item>
                  <text:h text:style-name="P16" text:outline-level="3">Windows10</text:h>
                </text:list-item>
              </text:list>
            </text:list-item>
          </text:list>
        </text:list-item>
        <text:list-item>
          <text:h text:style-name="P10" text:outline-level="1">参考資料</text:h>
          <text:list>
            <text:list-item>
              <text:h text:style-name="P14" text:outline-level="2">弁護士</text:h>
              <text:list>
                <text:list-item>
                  <text:h text:style-name="P17" text:outline-level="3">深澤諭史弁護士（第二東京弁護士会）</text:h>
                </text:list-item>
                <text:list-item>
                  <text:h text:style-name="P17" text:outline-level="3">モトケンこと矢部善朗弁護士（京都弁護士会）</text:h>
                </text:list-item>
                <text:list-item>
                  <text:h text:style-name="P17" text:outline-level="3">小倉秀夫弁護士（東京弁護士会）</text:h>
                </text:list-item>
              </text:list>
            </text:list-item>
            <text:list-item>
              <text:h text:style-name="P14" text:outline-level="2">刑事裁判・刑法・刑事訴訟法</text:h>
              <text:list>
                <text:list-item>
                  <text:h text:style-name="P17" text:outline-level="3"><text:soft-page-break/>非常上告</text:h>
                </text:list-item>
                <text:list-item>
                  <text:h text:style-name="P17" text:outline-level="3">証拠の目的外使用</text:h>
                </text:list-item>
              </text:list>
            </text:list-item>
            <text:list-item>
              <text:h text:style-name="P14" text:outline-level="2">再審請求・再審</text:h>
              <text:list>
                <text:list-item>
                  <text:h text:style-name="P17" text:outline-level="3">大崎事件</text:h>
                </text:list-item>
              </text:list>
            </text:list-item>
          </text:list>
        </text:list-item>
      </text:list>
      <text:list xml:id="list4270004046" text:style-name="WWNum2">
        <text:list-item>
          <text:list>
            <text:list-item>
              <text:list>
                <text:list-item>
                  <text:list>
                    <text:list-item>
                      <text:h text:style-name="P18" text:outline-level="4">最近，大崎事件の発言を見かけないジャーナリストの江川紹子氏の「これはダメでせう。再審法の整備が急がれる。」というツイート</text:h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/>
      <text:list xml:id="list110627151318796" text:continue-list="list110626413195733" text:style-name="WWNum3">
        <text:list-item>
          <text:list>
            <text:list-item>
              <text:list>
                <text:list-item>
                  <text:h text:style-name="P17" text:outline-level="3">袴田事件</text:h>
                </text:list-item>
              </text:list>
            </text:list-item>
            <text:list-item>
              <text:h text:style-name="P14" text:outline-level="2">国家賠償・行政訴訟</text:h>
            </text:list-item>
            <text:list-item>
              <text:h text:style-name="P14" text:outline-level="2">事件・事故</text:h>
            </text:list-item>
            <text:list-item>
              <text:h text:style-name="P15" text:outline-level="2">社会問題</text:h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游明朝" svg:font-family="游明朝" style:font-family-generic="roman" style:font-pitch="variable"/>
    <style:font-face style:name="ＭＳ 明朝" svg:font-family="'ＭＳ 明朝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游明朝1" svg:font-family="游明朝" style:font-family-generic="system" style:font-pitch="variable"/>
    <style:font-face style:name="ＭＳ 明朝1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DejaVu Sans" style:font-size-asian="10pt" style:language-asian="ja" style:country-asian="JP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2" fo:widows="2" fo:hyphenation-ladder-count="no-limit" fo:keep-with-next="always" style:writing-mode="lr-tb"/>
      <style:text-properties style:use-window-font-color="true" style:font-name="Liberation Sans" fo:font-family="'Liberation Sans'" style:font-family-generic="roman" style:font-pitch="variable" fo:font-size="14pt" fo:language="en" fo:country="US" style:letter-kerning="true" style:font-name-asian="Noto Sans CJK JP" style:font-family-asian="'Noto Sans CJK JP'" style:font-family-generic-asian="system" style:font-pitch-asian="variable" style:font-size-asian="14pt" style:language-asian="ja" style:country-asian="JP" style:font-name-complex="FreeSans" style:font-family-complex="FreeSans" style:font-family-generic-complex="system" style:font-pitch-complex="variable" style:font-size-complex="14pt" style:language-complex="hi" style:country-complex="IN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style:line-height-at-least="0.423cm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" style:family="paragraph" style:parent-style-name="Text_20_body" style:default-outline-level="" style:class="lis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fo:text-align="start" style:justify-single-word="false" fo:orphans="2" fo:widows="2" fo:hyphenation-ladder-count="no-limit" text:number-lines="false" text:line-number="0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fo:font-style="italic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style-asian="italic" style:font-name-complex="FreeSans" style:font-family-complex="FreeSans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Index" style:family="paragraph" style:parent-style-name="Standard" style:default-outline-level="" style:class="index">
      <style:paragraph-properties fo:margin-top="0cm" fo:margin-bottom="0cm" loext:contextual-spacing="false" fo:text-align="start" style:justify-single-word="false" fo:orphans="2" fo:widows="2" fo:hyphenation-ladder-count="no-limit" text:number-lines="false" text:line-number="0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fo:font-weight="bold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weight-asian="bold" style:font-name-complex="FreeSans" style:font-family-complex="FreeSans" style:font-family-generic-complex="system" style:font-pitch-complex="variable" style:font-size-complex="18pt" style:language-complex="hi" style:country-complex="IN" style:font-weight-complex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start" style:justify-single-word="false" fo:orphans="2" fo:widows="2" fo:hyphenation-ladder-count="no-limit" style:writing-mode="lr-tb"/>
      <style:text-properties fo:color="#d62e4e" style:font-name="Liberation Serif" fo:font-family="'Liberation Serif'" style:font-family-generic="roman" style:font-pitch="variable" fo:font-size="12pt" fo:language="en" fo:country="US" fo:font-weight="bold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weight-asian="bold" style:font-name-complex="FreeSans" style:font-family-complex="FreeSans" style:font-family-generic-complex="system" style:font-pitch-complex="variable" style:font-size-complex="16pt" style:language-complex="hi" style:country-complex="IN" style:font-weight-complex="bold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start" style:justify-single-word="false" fo:orphans="2" fo:widows="2" fo:hyphenation-ladder-count="no-limit" style:writing-mode="lr-tb"/>
      <style:text-properties fo:color="#2e74b5" style:font-name="Liberation Serif" fo:font-family="'Liberation Serif'" style:font-family-generic="roman" style:font-pitch="variable" fo:font-size="12pt" fo:language="en" fo:country="US" fo:font-weight="bold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weight-asian="bold" style:font-name-complex="FreeSans" style:font-family-complex="FreeSans" style:font-family-generic-complex="system" style:font-pitch-complex="variable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 fo:text-align="start" style:justify-single-word="false" fo:orphans="2" fo:widows="2" fo:hyphenation-ladder-count="no-limit" style:writing-mode="lr-tb"/>
      <style:text-properties fo:color="#ed7d31" style:font-name="Liberation Serif" fo:font-family="'Liberation Serif'" style:font-family-generic="roman" style:font-pitch="variable" fo:font-size="12pt" fo:language="en" fo:country="US" fo:font-style="italic" fo:font-weight="bold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style-asian="italic" style:font-weight-asian="bold" style:font-name-complex="FreeSans" style:font-family-complex="FreeSans" style:font-family-generic-complex="system" style:font-pitch-complex="variable" style:font-size-complex="13.5pt" style:language-complex="hi" style:country-complex="IN" style:font-style-complex="italic" style:font-weight-complex="bold" fo:hyphenate="false" fo:hyphenation-remain-char-count="2" fo:hyphenation-push-char-count="2" loext:hyphenation-no-caps="false"/>
    </style:style>
    <style:style style:name="caption" style:family="paragraph" style:parent-style-name="Standard" style:default-outline-level="">
      <style:paragraph-properties fo:margin-top="0.212cm" fo:margin-bottom="0.212cm" loext:contextual-spacing="false" fo:text-align="start" style:justify-single-word="false" fo:orphans="2" fo:widows="2" fo:hyphenation-ladder-count="no-limit" text:number-lines="false" text:line-number="0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fo:font-style="italic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style-asian="italic" style:font-name-complex="FreeSans" style:font-family-complex="FreeSans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default-outline-level="" style:class="extra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text-align="start" style:justify-single-word="false" fo:orphans="2" fo:widows="2" fo:hyphenation-ladder-count="no-limit" style:snap-to-layout-grid="fals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text-align="start" style:justify-single-word="false" fo:orphans="2" fo:widows="2" fo:hyphenation-ladder-count="no-limit" style:snap-to-layout-grid="fals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/>
    </style:style>
    <style:style style:name="Default_20_Paragraph_20_Font" style:display-name="Default Paragraph Font" style:family="text"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Numbering_20_Symbols" style:display-name="Numbering Symbols" style:family="text"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ヘッダー_20__28_文字_29_" style:display-name="ヘッダー (文字)" style:family="text" style:parent-style-name="Default_20_Paragraph_20_Font"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フッター_20__28_文字_29_" style:display-name="フッター (文字)" style:family="text" style:parent-style-name="Default_20_Paragraph_20_Font"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st" style:family="text" style:parent-style-name="Default_20_Paragraph_20_Font"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Emphasis" style:family="text" style:parent-style-name="Default_20_Paragraph_20_Font">
      <style:text-properties style:use-window-font-color="true" style:font-name="Liberation Serif" fo:font-family="'Liberation Serif'" style:font-family-generic="roman" style:font-pitch="variable" fo:font-size="12pt" fo:language="en" fo:country="US" fo:font-style="italic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style-asian="italic" style:font-name-complex="FreeSans" style:font-family-complex="FreeSans" style:font-family-generic-complex="system" style:font-pitch-complex="variable" style:font-size-complex="12pt" style:language-complex="hi" style:country-complex="IN" style:font-style-complex="italic"/>
    </style:style>
    <text:outline-style style:name="Outline">
      <text:outline-level-style text:level="1" style:num-prefix="第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ア, イ, ウ, ...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第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ア, イ, ウ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第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ア, イ, ウ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第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ア, イ, ウ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01cm" fo:margin-bottom="3cm" fo:margin-left="3cm" fo:margin-right="2cm" style:writing-mode="lr-tb" style:layout-grid-color="#c0c0c0" style:layout-grid-lines="26" style:layout-grid-base-height="0.891cm" style:layout-grid-ruby-height="0cm" style:layout-grid-mode="both" style:layout-grid-ruby-below="false" style:layout-grid-print="false" style:layout-grid-display="false" style:layout-grid-base-width="0.423cm" style:layout-grid-snap-to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0T10:23:00</meta:creation-date>
    <dc:language>ja-JP</dc:language>
    <dc:date>2020-07-23T17:15:09.457217620</dc:date>
    <meta:editing-cycles>18</meta:editing-cycles>
    <meta:editing-duration>PT1H59M42S</meta:editing-duration>
    <meta:generator>LibreOffice/6.4.4.2$Linux_X86_64 LibreOffice_project/40$Build-2</meta:generator>
    <meta:document-statistic meta:table-count="0" meta:image-count="0" meta:object-count="0" meta:page-count="7" meta:paragraph-count="89" meta:word-count="1319" meta:character-count="1670" meta:non-whitespace-character-count="16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